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54.17mm"/>
    </style:style>
    <style:style style:name="co4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unning in eclipse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running on Kurt‘s machine</text:p>
          </table:table-cell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.00.0000</text:date>, <text:time style:data-style-name="N2" text:time-value="10:47:03.62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3T15:32:53.421000000</dc:date>
    <meta:editing-duration>P1DT15H10M</meta:editing-duration>
    <meta:editing-cycles>152</meta:editing-cycles>
    <meta:generator>LibreOffice/5.1.6.2$Windows_x86 LibreOffice_project/07ac168c60a517dba0f0d7bc7540f5afa45f0909</meta:generator>
    <meta:document-statistic meta:table-count="7" meta:cell-count="1210" meta:object-count="0"/>
  </office:meta>
</office:document-meta>
</file>